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dc6" officeooo:paragraph-rsid="0008fdc6"/>
    </style:style>
    <style:style style:name="P2" style:family="paragraph" style:parent-style-name="Standard">
      <style:text-properties officeooo:rsid="000ac10d" officeooo:paragraph-rsid="000ac10d"/>
    </style:style>
    <style:style style:name="P3" style:family="paragraph" style:parent-style-name="Standard">
      <style:text-properties officeooo:rsid="000b1716" officeooo:paragraph-rsid="000b1716"/>
    </style:style>
    <style:style style:name="P4" style:family="paragraph" style:parent-style-name="Standard">
      <style:text-properties officeooo:rsid="000d0114" officeooo:paragraph-rsid="000d0114"/>
    </style:style>
    <style:style style:name="T1" style:family="text">
      <style:text-properties officeooo:rsid="000b1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ctalX 12 plans</text:p>
      <text:p text:style-name="P1"/>
      <text:p text:style-name="P1">9/26/20</text:p>
      <text:p text:style-name="P1"/>
      <text:p text:style-name="P1">Make a new project FractalX12 MFC multidoc</text:p>
      <text:p text:style-name="P1"/>
      <text:p text:style-name="P1">Use Luna 12 to start off</text:p>
      <text:p text:style-name="P1"/>
      <text:p text:style-name="P1">Copy exercise for chap 6 and get it to work in MFC</text:p>
      <text:p text:style-name="P1"/>
      <text:p text:style-name="P2">Remove property, <text:span text:style-name="T1">file, output,</text:span> and class views</text:p>
      <text:p text:style-name="P2"/>
      <text:p text:style-name="P3">Commit </text:p>
      <text:p text:style-name="P3">Created FractalX12 project (MFC multidoc)</text:p>
      <text:p text:style-name="P3"/>
      <text:p text:style-name="P4">Next add libraries for DX12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20:08:33.076000000</meta:creation-date>
    <dc:date>2020-09-26T20:40:20.119000000</dc:date>
    <meta:editing-duration>PT31M45S</meta:editing-duration>
    <meta:editing-cycles>4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9" meta:word-count="47" meta:character-count="261" meta:non-whitespace-character-count="222"/>
  </office:meta>
</office:document-meta>
</file>